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UIVariable" svg:font-family="SegoeUIVariable, SegoeUI, 'Segoe UI', 'Helvetica Neue', Helvetica, 'Microsoft YaHei', 'Meiryo UI', Meiryo, 'Arial Unicode MS', sans-serif"/>
    <style:font-face style:name="apple-system" svg:font-family="apple-system, Roboto, SegoeUI, 'Segoe UI', 'Helvetica Neue', Helvetica, 'Microsoft YaHei', 'Meiryo UI', Meiryo, 'Arial Unicode MS', sans-serif"/>
  </office:font-face-decls>
  <office:automatic-styles>
    <style:style style:name="P1" style:family="paragraph" style:parent-style-name="Standard">
      <style:text-properties fo:font-size="16pt" officeooo:rsid="00040e2e" officeooo:paragraph-rsid="00040e2e" style:font-size-asian="16pt" style:font-size-complex="16pt"/>
    </style:style>
    <style:style style:name="P2" style:family="paragraph" style:parent-style-name="Standard">
      <style:text-properties fo:font-size="16pt" officeooo:rsid="00040e2e" officeooo:paragraph-rsid="0005b090" style:font-size-asian="16pt" style:font-size-complex="16pt"/>
    </style:style>
    <style:style style:name="P3" style:family="paragraph" style:parent-style-name="Standard">
      <style:text-properties fo:font-size="15.3999996185303pt" officeooo:rsid="00037048" officeooo:paragraph-rsid="00049b91" style:font-size-asian="15.3999996185303pt" style:font-size-complex="15.3999996185303pt"/>
    </style:style>
    <style:style style:name="P4" style:family="paragraph" style:parent-style-name="Standard">
      <style:text-properties fo:font-size="15.3999996185303pt" officeooo:rsid="00040e2e" officeooo:paragraph-rsid="00040e2e" style:font-size-asian="15.3999996185303pt" style:font-size-complex="15.3999996185303pt"/>
    </style:style>
    <style:style style:name="P5" style:family="paragraph" style:parent-style-name="Standard">
      <style:text-properties fo:font-size="15.3999996185303pt" officeooo:rsid="00040e2e" officeooo:paragraph-rsid="00049b91" style:font-size-asian="15.3999996185303pt" style:font-size-complex="15.3999996185303pt"/>
    </style:style>
    <style:style style:name="P6" style:family="paragraph" style:parent-style-name="Standard">
      <style:text-properties fo:font-size="15.3999996185303pt" officeooo:rsid="00040e2e" officeooo:paragraph-rsid="0005b090" style:font-size-asian="15.3999996185303pt" style:font-size-complex="15.3999996185303pt"/>
    </style:style>
    <style:style style:name="T1" style:family="text">
      <style:text-properties officeooo:rsid="00040e2e"/>
    </style:style>
    <style:style style:name="T2" style:family="text">
      <style:text-properties fo:color="#c9211e" loext:opacity="100%"/>
    </style:style>
    <style:style style:name="T3" style:family="text">
      <style:text-properties fo:color="#c9211e" loext:opacity="100%" officeooo:rsid="00049b91"/>
    </style:style>
    <style:style style:name="T4" style:family="text">
      <style:text-properties fo:color="#c9211e" loext:opacity="100%" officeooo:rsid="00040e2e"/>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49b91"/>
    </style:style>
    <style:style style:name="T7" style:family="text">
      <style:text-properties officeooo:rsid="00049b91"/>
    </style:style>
    <style:style style:name="T8" style:family="text">
      <style:text-properties officeooo:rsid="0005b090"/>
    </style:style>
    <style:style style:name="T9" style:family="text">
      <style:text-properties fo:font-size="15pt" officeooo:rsid="00049b91" style:font-size-asian="15pt" style:font-size-complex="15pt"/>
    </style:style>
    <style:style style:name="T10" style:family="text">
      <style:text-properties fo:font-size="15.5pt" officeooo:rsid="00049b91" style:font-size-asian="15.5pt" style:font-size-complex="15.5pt"/>
    </style:style>
    <style:style style:name="T11" style:family="text">
      <style:text-properties fo:font-size="15.3999996185303pt" officeooo:rsid="00049b91" style:font-size-asian="15.3999996185303pt" style:font-size-complex="15.3999996185303pt"/>
    </style:style>
    <text:list-style style:name="L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EJERCICIO </text:span><text:span text:style-name="T3">2</text:span><text:span text:style-name="T2">: </text:span><text:line-break/><text:line-break/>Un pintor de casas debe hacer un presupuesto para un cliente. Lo</text:p>
      <text:p text:style-name="P3">que cobra se calcula de acuerdo a los metros cuadrados que debe pintar. El</text:p>
      <text:p text:style-name="P3">cliente le indica que necesita conocer el costo de mano de obra para pintar una pared rectangular de un galpón. El pintor cobra un monto fijo por cada metro cuadrado. Puedes hacer un algoritmo para calcular el costo de mano de obra para pintar la pared. Realizar el análisis, diseño (pseudocódigo), diagrama de flujo y pruebas de escritorio.<text:line-break/><text:line-break/><text:span text:style-name="T4">Análisis<text:line-break/><text:line-break/></text:span><text:span text:style-name="T1">El pintor cobra un monto fijo por cada metro cuadrado que pinta. Para calcular el costo total, necesitamos saber las dimensiones de la pared (altura y ancho en metros) y el costo por metro cuadrado.</text:span></text:p>
      <text:p text:style-name="P4"/>
      <text:p text:style-name="P4"><text:span text:style-name="T5">Datos de entrada</text:span>: Altura de la pared (en metros), <text:span text:style-name="T7">a</text:span>ncho de la pared (en metros) <text:span text:style-name="T7">y c</text:span>osto por metro cuadrado.<text:line-break/><text:span text:style-name="T6">Datos de salida:</text:span><text:span text:style-name="T7"> Costo total de la mano de obra por pintar la pared. </text:span></text:p>
      <text:p text:style-name="P4"><text:span text:style-name="T5">Proceso:<text:line-break/></text:span>Solicitar al usuario que ingrese la altura y el ancho de la pared, así como el costo por metro cuadrado. Calcular el área de la pared multiplicando la altura por el ancho. Calcular el costo total multiplicando el área de la pared por el costo por metro cuadrado.</text:p>
      <text:p text:style-name="P5"><text:span text:style-name="T2"><text:line-break/></text:span><text:span text:style-name="T3">Pruebas de escritorio:</text:span><text:span text:style-name="T7"><text:line-break/></text:span></text:p>
      <text:p text:style-name="P5"><text:span text:style-name="T7">Caso 1: <text:line-break/><text:line-break/>Entrada: Largo = 5m, Ancho = 4m, Precio por metro cuadrado = $10</text:span></text:p>
      <text:p text:style-name="P5"><text:span text:style-name="T7">Proceso: Área = 5 * 4 = 20m², Costo = 20 * 10 = $200</text:span></text:p>
      <text:p text:style-name="P6"><text:span text:style-name="T7">Salida esperada: El costo de mano de obra para pintar la pared es: $200<text:line-break/><text:line-break/></text:span><text:span text:style-name="T8">Caso 2: <text:line-break/><text:line-break/>Caso de prueba 2:</text:span></text:p>
      <text:p text:style-name="P6"><text:span text:style-name="T7">Entrada: Largo = 10m, Ancho = 3m, Precio por metro cuadrado = $8</text:span></text:p>
      <text:p text:style-name="P6"><text:span text:style-name="T7">Proceso: Área = 10 * 3 = 30m², Costo = 30 * 8 = $240</text:span></text:p>
      <text:p text:style-name="P2"><text:span text:style-name="T11">Salida esperada: El costo de mano de obra para pintar la pared es: $240<text:line-break/></text:span><text:span text:style-name="T7"><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UIVariable" svg:font-family="SegoeUIVariable, SegoeUI, 'Segoe UI', 'Helvetica Neue', Helvetica, 'Microsoft YaHei', 'Meiryo UI', Meiryo, 'Arial Unicode MS', sans-serif"/>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6T21:18:35.724000000</meta:creation-date>
    <dc:date>2024-05-26T22:02:39.314000000</dc:date>
    <meta:editing-duration>PT5M30S</meta:editing-duration>
    <meta:editing-cycles>3</meta:editing-cycles>
    <meta:generator>LibreOffice/24.2.3.2$Windows_X86_64 LibreOffice_project/433d9c2ded56988e8a90e6b2e771ee4e6a5ab2ba</meta:generator>
    <meta:document-statistic meta:table-count="0" meta:image-count="0" meta:object-count="0" meta:page-count="1" meta:paragraph-count="12" meta:word-count="304" meta:character-count="1591" meta:non-whitespace-character-count="1289"/>
  </office:meta>
</office:document-meta>
</file>